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line-through-style="solid" style:font-size-asian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98601713" text:style-name="L1">
        <text:list-item>
          <text:p text:style-name="P2">Объедение «boot/firstconfig» с «index.php»</text:p>
        </text:list-item>
        <text:list-item>
          <text:p text:style-name="P1">Компиляция всей библиотеки «lib» в один файл с удалением комментариев и лишних пробелов, переводов каретки. </text:p>
        </text:list-item>
        <text:list-item>
          <text:p text:style-name="P1">Перехват ошибок отдельно для каждого контроллера шаблона.</text:p>
        </text:list-item>
        <text:list-item>
          <text:p text:style-name="P2">Вынести каталог test из lib.</text:p>
        </text:list-item>
        <text:list-item>
          <text:p text:style-name="P2">Переместить lib за пределы public</text:p>
        </text:list-item>
        <text:list-item>
          <text:p text:style-name="P1">Изменить поле title в базе данных на name</text:p>
        </text:list-item>
        <text:list-item>
          <text:p text:style-name="P1">Пересмотреть архитектуру ядра в тестировщике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5T11:36:04</meta:creation-date>
    <dc:date>2009-08-11T11:07:05</dc:date>
    <meta:editing-duration>PT00H19M07S</meta:editing-duration>
    <meta:editing-cycles>7</meta:editing-cycles>
    <meta:generator>OpenOffice.org/3.0$Linux OpenOffice.org_project/300m15$Build-9379</meta:generator>
    <meta:document-statistic meta:table-count="0" meta:image-count="0" meta:object-count="0" meta:page-count="1" meta:paragraph-count="7" meta:word-count="56" meta:character-count="367"/>
  </office:meta>
</office:document-meta>
</file>